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3" draw:layer="layout" svg:width="6.5cm" svg:height="2.5cm" svg:x="-21cm" svg:y="3cm">
          <text:p text:style-name="P1">Chercher Pion</text:p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6.5cm" svg:height="2.5cm" svg:x="31cm" svg:y="2cm">
          <text:p text:style-name="P1">Aller vers Pion</text:p>
          <draw:enhanced-geometry svg:viewBox="0 0 21600 21600" draw:type="rectangle" draw:enhanced-path="M 0 0 L 21600 0 21600 21600 0 21600 0 0 Z N"/>
        </draw:custom-shape>
        <draw:custom-shape draw:style-name="gr1" draw:text-style-name="P1" draw:id="id15" draw:layer="layout" svg:width="6cm" svg:height="2.5cm" svg:x="30cm" svg:y="22.5cm">
          <text:p text:style-name="P1">Ramasser Pion</text:p>
          <draw:enhanced-geometry svg:viewBox="0 0 21600 21600" draw:type="rectangle" draw:enhanced-path="M 0 0 L 21600 0 21600 21600 0 21600 0 0 Z N"/>
        </draw:custom-shape>
        <draw:custom-shape draw:style-name="gr1" draw:text-style-name="P1" draw:id="id19" draw:layer="layout" svg:width="8cm" svg:height="2.5cm" svg:x="10cm" svg:y="35cm">
          <text:p text:style-name="P1">Checher point de pose</text:p>
          <draw:enhanced-geometry svg:viewBox="0 0 21600 21600" draw:type="rectangle" draw:enhanced-path="M 0 0 L 21600 0 21600 21600 0 21600 0 0 Z N"/>
        </draw:custom-shape>
        <draw:custom-shape draw:style-name="gr1" draw:text-style-name="P1" draw:id="id16" draw:layer="layout" svg:width="6cm" svg:height="3cm" svg:x="-8cm" svg:y="33cm">
          <text:p text:style-name="P1">Poser pion</text:p>
          <draw:enhanced-geometry svg:viewBox="0 0 21600 21600" draw:type="rectangle" draw:enhanced-path="M 0 0 L 21600 0 21600 21600 0 21600 0 0 Z N"/>
        </draw:custom-shape>
        <draw:custom-shape draw:style-name="gr2" draw:text-style-name="P1" draw:id="id2" draw:layer="layout" svg:width="6cm" svg:height="1.5cm" svg:x="-18cm" svg:y="7.5cm">
          <text:p text:style-name="P1">Error : Cam not here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5cm" svg:height="4.5cm" svg:x="-9cm" svg:y="8cm">
          <text:p text:style-name="P1">Avancer</text:p>
          <text:p text:style-name="P1">+</text:p>
          <text:p text:style-name="P1">tourner</text:p>
          <text:p text:style-name="P1">+</text:p>
          <text:p text:style-name="P1">Checker sharp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draw:line-skew="0cm -9.501cm" svg:x1="-6.5cm" svg:y1="12.5cm" svg:x2="-6.5cm" svg:y2="8cm" draw:start-shape="id1" draw:start-glue-point="2" draw:end-shape="id1" draw:end-glue-point="0" svg:d="m-6500 12500c0 751-6500 501-6500-2250s6500-3001 6500-2250">
          <text:p/>
        </draw:connector>
        <draw:connector draw:style-name="gr3" draw:text-style-name="P1" draw:layer="layout" draw:type="curve" svg:x1="-12cm" svg:y1="8.25cm" svg:x2="-9cm" svg:y2="10.25cm" draw:start-shape="id2" draw:start-glue-point="1" draw:end-shape="id1" draw:end-glue-point="3" svg:d="m-12000 8250c2251 0 752 2000 3000 2000">
          <text:p/>
        </draw:connector>
        <draw:connector draw:style-name="gr3" draw:text-style-name="P1" draw:layer="layout" draw:type="curve" svg:x1="-17.75cm" svg:y1="5.5cm" svg:x2="-15cm" svg:y2="7.5cm" draw:start-shape="id3" draw:start-glue-point="2" draw:end-shape="id2" svg:d="m-17750 5500c0 1500 2750 500 2750 2000">
          <text:p/>
        </draw:connector>
        <draw:custom-shape draw:style-name="gr1" draw:text-style-name="P1" draw:id="id4" draw:layer="layout" svg:width="6.5cm" svg:height="3cm" svg:x="-3cm" svg:y="2.5cm">
          <text:p text:style-name="P1">Récupérer données</text:p>
          <text:p text:style-name="P1">+</text:p>
          <text:p text:style-name="P1">Traitement</text:p>
          <text:p text:style-name="P1"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-14.5cm" svg:y1="4.25cm" svg:x2="0.25cm" svg:y2="2.5cm" draw:start-shape="id3" draw:start-glue-point="1" draw:end-shape="id4" draw:end-glue-point="0" svg:d="m-14500 4250c8626 0 7188-1126 8719-1751s6031-750 6031 1">
          <text:p/>
        </draw:connector>
        <draw:connector draw:style-name="gr3" draw:text-style-name="P1" draw:layer="layout" draw:type="curve" svg:x1="3.5cm" svg:y1="4cm" svg:x2="6.793cm" svg:y2="5.219cm" draw:start-shape="id4" draw:start-glue-point="1" draw:end-shape="id5" draw:end-glue-point="5" svg:d="m3500 4000c2196 0 3293 406 3293 1219">
          <text:p/>
        </draw:connector>
        <draw:custom-shape draw:style-name="gr2" draw:text-style-name="P1" draw:id="id6" draw:layer="layout" svg:width="8.5cm" svg:height="2cm" svg:x="-2cm" svg:y="9.5cm">
          <text:p text:style-name="P1">Interruption : objet detected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-4cm" svg:y1="10.25cm" svg:x2="-2cm" svg:y2="10.5cm" draw:start-shape="id1" draw:start-glue-point="1" draw:end-shape="id6" draw:end-glue-point="3" svg:d="m-4000 10250c1501 0 502 250 2000 250">
          <text:p/>
        </draw:connector>
        <draw:connector draw:style-name="gr3" draw:text-style-name="P1" draw:layer="layout" draw:type="curve" svg:x1="6.5cm" svg:y1="10.5cm" svg:x2="6.793cm" svg:y2="6.281cm" draw:start-shape="id6" draw:start-glue-point="1" draw:end-shape="id5" draw:end-glue-point="7" svg:d="m6500 10500c751 0 626-1250 511-1660s-218 21-218-2559">
          <text:p/>
        </draw:connector>
        <draw:custom-shape draw:style-name="gr2" draw:text-style-name="P1" draw:id="id13" draw:layer="layout" svg:width="6.5cm" svg:height="2cm" svg:x="-7cm" svg:y="19cm">
          <text:p text:style-name="P1">Error : asserv error</text:p>
          <draw:enhanced-geometry svg:viewBox="0 0 21600 21600" draw:type="rectangle" draw:enhanced-path="M 0 0 L 21600 0 21600 21600 0 21600 0 0 Z N"/>
        </draw:custom-shape>
        <draw:custom-shape draw:style-name="gr2" draw:text-style-name="P1" draw:id="id12" draw:layer="layout" svg:width="6.5cm" svg:height="2cm" svg:x="-3.5cm" svg:y="15.5cm">
          <text:p text:style-name="P1">Error : asserv timeou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6.5cm" svg:y1="5.25cm" svg:x2="31cm" svg:y2="3.25cm" draw:start-shape="id7" draw:start-glue-point="7" draw:end-shape="id8" draw:end-glue-point="3" svg:d="m26500 5250c3376 0 1127-2000 4500-2000">
          <text:p/>
        </draw:connector>
        <draw:custom-shape draw:style-name="gr4" draw:text-style-name="P1" draw:id="id5" draw:layer="layout" svg:width="2cm" svg:height="1.5cm" svg:x="6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8.5cm" svg:y1="5.75cm" svg:x2="10cm" svg:y2="8.5cm" draw:start-shape="id5" draw:start-glue-point="10" draw:end-shape="id9" draw:end-glue-point="5" svg:d="m8500 5750c1126 0 377 2750 1500 2750">
          <text:p/>
        </draw:connector>
        <draw:connector draw:style-name="gr3" draw:text-style-name="P1" draw:layer="layout" draw:type="curve" svg:x1="8.5cm" svg:y1="5.75cm" svg:x2="10.75cm" svg:y2="3.5cm" draw:start-shape="id5" draw:start-glue-point="10" draw:end-shape="id10" draw:end-glue-point="6" svg:d="m8500 5750c1500 0 2250-750 2250-2250">
          <text:p/>
        </draw:connector>
        <draw:connector draw:style-name="gr3" draw:text-style-name="P1" draw:layer="layout" draw:type="curve" svg:x1="12.5cm" svg:y1="-2.75cm" svg:x2="-17.75cm" svg:y2="3cm" draw:start-shape="id11" draw:start-glue-point="6" draw:end-shape="id3" draw:end-glue-point="0" svg:d="m12500-2750c-20167 0-30250 1916-30250 5750">
          <text:p/>
        </draw:connector>
        <draw:connector draw:style-name="gr3" draw:text-style-name="P1" draw:layer="layout" draw:type="curve" svg:x1="-6.5cm" svg:y1="12.5cm" svg:x2="-0.25cm" svg:y2="15.5cm" draw:start-shape="id1" draw:start-glue-point="2" draw:end-shape="id12" svg:d="m-6500 12500c0 2250 6250 750 6250 3000">
          <text:p/>
        </draw:connector>
        <draw:connector draw:style-name="gr3" draw:text-style-name="P1" draw:layer="layout" draw:type="curve" svg:x1="-6.5cm" svg:y1="12.5cm" svg:x2="-3.75cm" svg:y2="19cm" draw:start-shape="id1" draw:start-glue-point="2" draw:end-shape="id13" draw:end-glue-point="0" svg:d="m-6500 12500c0 4875 2750 1625 2750 6500">
          <text:p/>
        </draw:connector>
        <draw:connector draw:style-name="gr3" draw:text-style-name="P1" draw:layer="layout" draw:type="curve" svg:x1="17cm" svg:y1="8.5cm" svg:x2="19cm" svg:y2="5.25cm" draw:start-shape="id9" draw:start-glue-point="7" draw:end-shape="id7" draw:end-glue-point="5" svg:d="m17000 8500c1501 0 502-3250 2000-3250">
          <text:p/>
        </draw:connector>
        <draw:connector draw:style-name="gr3" draw:text-style-name="P1" draw:layer="layout" draw:type="curve" svg:x1="13.5cm" svg:y1="7cm" svg:x2="16.75cm" svg:y2="2.5cm" draw:start-shape="id9" draw:start-glue-point="4" draw:end-shape="id14" draw:end-glue-point="6" svg:d="m13500 7000c0-3373 3250-1124 3250-4500">
          <text:p/>
        </draw:connector>
        <draw:custom-shape draw:style-name="gr4" draw:text-style-name="P1" draw:id="id11" draw:layer="layout" svg:width="1.5cm" svg:height="1.5cm" svg:x="12.5cm" svg:y="-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6.75cm" svg:y1="-0.5cm" svg:x2="14cm" svg:y2="-2.75cm" draw:start-shape="id14" draw:start-glue-point="4" draw:end-shape="id11" draw:end-glue-point="10" svg:d="m16750-500c0-1500-916-2250-2750-2250">
          <text:p/>
        </draw:connector>
        <draw:connector draw:style-name="gr3" draw:text-style-name="P1" draw:layer="layout" draw:type="curve" svg:x1="10.75cm" svg:y1="0.5cm" svg:x2="13.25cm" svg:y2="-2cm" draw:start-shape="id10" draw:start-glue-point="4" draw:end-shape="id11" draw:end-glue-point="8" svg:d="m10750 500c0-1873 2500-624 2500-2500">
          <text:p/>
        </draw:connector>
        <draw:connector draw:style-name="gr3" draw:text-style-name="P1" draw:layer="layout" draw:type="curve" draw:line-skew="3.499cm" svg:x1="37.5cm" svg:y1="3.25cm" svg:x2="36cm" svg:y2="23.75cm" draw:start-shape="id8" draw:start-glue-point="1" draw:end-shape="id15" draw:end-glue-point="1" svg:d="m37500 3250c6000 0 6750 20500-1500 20500">
          <text:p/>
        </draw:connector>
        <draw:connector draw:style-name="gr3" draw:text-style-name="P1" draw:layer="layout" draw:type="curve" svg:x1="-8cm" svg:y1="34.5cm" svg:x2="-21cm" svg:y2="4.25cm" draw:start-shape="id16" draw:start-glue-point="3" draw:end-shape="id3" draw:end-glue-point="3" svg:d="m-8000 34500c-20251 0-13751-30250-13000-30250">
          <text:p/>
        </draw:connector>
        <draw:connector draw:style-name="gr3" draw:text-style-name="P1" draw:layer="layout" draw:type="curve" svg:x1="26.719cm" svg:y1="25.281cm" svg:x2="24cm" svg:y2="27.35cm" draw:start-shape="id17" draw:start-glue-point="7" draw:end-shape="id18" draw:end-glue-point="7" svg:d="m26719 25281c-2202 0-843 2069-2719 2069">
          <text:p/>
        </draw:connector>
        <draw:connector draw:style-name="gr3" draw:text-style-name="P1" draw:layer="layout" draw:type="curve" svg:x1="18.5cm" svg:y1="27.35cm" svg:x2="14cm" svg:y2="35cm" draw:start-shape="id18" draw:start-glue-point="5" draw:end-shape="id19" draw:end-glue-point="0" svg:d="m18500 27350c-3000 0-4500 2550-4500 7650">
          <text:p/>
        </draw:connector>
        <draw:custom-shape draw:style-name="gr1" draw:text-style-name="P1" draw:id="id20" draw:layer="layout" svg:width="5.5cm" svg:height="2.5cm" svg:x="1.5cm" svg:y="33cm">
          <text:p text:style-name="P1">all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0cm" svg:y1="36.25cm" svg:x2="7cm" svg:y2="34.25cm" draw:start-shape="id19" draw:start-glue-point="3" draw:end-shape="id20" svg:d="m10000 36250c-2250 0-750-2000-3000-2000">
          <text:p/>
        </draw:connector>
        <draw:connector draw:style-name="gr3" draw:text-style-name="P1" draw:layer="layout" draw:type="curve" svg:x1="1.5cm" svg:y1="34.25cm" svg:x2="-2cm" svg:y2="34.5cm" draw:start-shape="id20" draw:start-glue-point="3" draw:end-shape="id16" svg:d="m1500 34250c-2623 0-874 250-3500 250">
          <text:p/>
        </draw:connector>
        <draw:connector draw:style-name="gr3" draw:text-style-name="P1" draw:layer="layout" draw:type="curve" svg:x1="27.781cm" svg:y1="25.281cm" svg:x2="27.25cm" svg:y2="31.5cm" draw:start-shape="id17" draw:start-glue-point="9" draw:end-shape="id21" draw:end-glue-point="4" svg:d="m27781 25281c0 4830-531 1721-531 6219">
          <text:p/>
        </draw:connector>
        <draw:custom-shape draw:style-name="gr2" draw:text-style-name="P1" draw:id="id22" draw:layer="layout" svg:width="8.5cm" svg:height="2cm" svg:x="4cm" svg:y="28cm">
          <text:p text:style-name="P1">Interruption : objet detected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4.25cm" svg:y1="33cm" svg:x2="8.25cm" svg:y2="30cm" draw:start-shape="id20" draw:start-glue-point="0" draw:end-shape="id22" draw:end-glue-point="2" svg:d="m4250 33000c0-2250 4000-750 4000-3000">
          <text:p/>
        </draw:connector>
        <draw:connector draw:style-name="gr3" draw:text-style-name="P1" draw:layer="layout" draw:type="curve" svg:x1="8.25cm" svg:y1="28cm" svg:x2="5.5cm" svg:y2="26cm" draw:start-shape="id22" draw:start-glue-point="0" draw:end-shape="id23" draw:end-glue-point="6" svg:d="m8250 28000c0-1498-2750-499-2750-2000">
          <text:p/>
        </draw:connector>
        <draw:custom-shape draw:style-name="gr1" draw:text-style-name="P1" draw:id="id24" draw:layer="layout" svg:width="5.5cm" svg:height="2.5cm" svg:x="-6cm" svg:y="26cm">
          <text:p text:style-name="P1">pouss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cm" svg:y1="23cm" svg:x2="-0.5cm" svg:y2="27.25cm" draw:start-shape="id23" draw:end-shape="id24" draw:end-glue-point="1" svg:d="m2000 23000c-1875 0-625 4250-2500 4250">
          <text:p/>
        </draw:connector>
        <draw:custom-shape draw:style-name="gr1" draw:text-style-name="P1" draw:id="id25" draw:layer="layout" svg:width="5.5cm" svg:height="2cm" svg:x="11cm" svg:y="22.5cm">
          <text:p text:style-name="P1">ramass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9cm" svg:y1="23cm" svg:x2="11cm" svg:y2="23.5cm" draw:start-shape="id23" draw:start-glue-point="7" draw:end-shape="id25" draw:end-glue-point="3" svg:d="m9000 23000c1501 0 502 500 2000 500">
          <text:p/>
        </draw:connector>
        <draw:custom-shape draw:style-name="gr4" draw:text-style-name="P1" draw:id="id17" draw:layer="layout" svg:width="1.5cm" svg:height="1.5cm" svg:x="26.5cm" svg:y="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6.5cm" svg:y1="23.5cm" svg:x2="26.719cm" svg:y2="24.219cm" draw:start-shape="id25" draw:start-glue-point="1" draw:end-shape="id17" draw:end-glue-point="5" svg:d="m16500 23500c7500 0 2391 719 10219 719">
          <text:p/>
        </draw:connector>
        <draw:connector draw:style-name="gr3" draw:text-style-name="P1" draw:layer="layout" draw:type="curve" svg:x1="30cm" svg:y1="23.75cm" svg:x2="28cm" svg:y2="24.75cm" draw:start-shape="id15" draw:start-glue-point="3" draw:end-shape="id17" draw:end-glue-point="10" svg:d="m30000 23750c-1498 0-499 1000-2000 1000">
          <text:p/>
        </draw:connector>
        <draw:connector draw:style-name="gr3" draw:text-style-name="P1" draw:layer="layout" draw:type="curve" svg:x1="-3.25cm" svg:y1="28.5cm" svg:x2="4.25cm" svg:y2="33cm" draw:start-shape="id24" draw:start-glue-point="2" draw:end-shape="id20" draw:end-glue-point="0" svg:d="m-3250 28500c0 3375 7500 1125 7500 4500">
          <text:p/>
        </draw:connector>
        <draw:custom-shape draw:style-name="gr1" draw:text-style-name="P1" draw:id="id9" draw:layer="layout" svg:width="7cm" svg:height="3cm" svg:x="10cm" svg:y="7cm">
          <text:p text:style-name="P1">Objet sur case enemi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14" draw:layer="layout" svg:width="4.5cm" svg:height="3cm" svg:x="14.5cm" svg:y="-0.5cm">
          <text:p text:style-name="P1">Type pas ok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10" draw:layer="layout" svg:width="6.5cm" svg:height="3cm" svg:x="7.5cm" svg:y="0.5cm">
          <text:p text:style-name="P1">Objet à nou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7" draw:layer="layout" svg:width="7.5cm" svg:height="3.5cm" svg:x="19cm" svg:y="3.5cm">
          <text:p text:style-name="P1">Type objet ok pour pinc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21" draw:layer="layout" svg:width="6.5cm" svg:height="2.5cm" svg:x="24cm" svg:y="31.5cm">
          <text:p text:style-name="P1">Pas ple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18" draw:layer="layout" svg:width="5.5cm" svg:height="2.7cm" svg:x="18.5cm" svg:y="26cm">
          <text:p text:style-name="P1">Robot ple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23" draw:layer="layout" svg:width="7cm" svg:height="6cm" svg:x="2cm" svg:y="20cm">
          <text:p text:style-name="P1">Objet != mur</text:p>
          <text:p text:style-name="P1">&amp;&amp;</text:p>
          <text:p text:style-name="P1">Couleur adverse</text:p>
          <text:p text:style-name="P1">&amp;&amp;</text:p>
          <text:p text:style-name="P1">Pas ple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curve" svg:x1="34.25cm" svg:y1="4.5cm" svg:x2="20.75cm" svg:y2="10.5cm" draw:start-shape="id8" draw:start-glue-point="2" draw:end-shape="id26" svg:d="m34250 4500c0 4500-13500 1500-13500 6000">
          <text:p/>
        </draw:connector>
        <draw:custom-shape draw:style-name="gr2" draw:text-style-name="P1" draw:id="id26" draw:layer="layout" svg:width="8.5cm" svg:height="2cm" svg:x="16.5cm" svg:y="10.5cm">
          <text:p text:style-name="P1">Interruption : objet detected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0.75cm" svg:y1="12.5cm" svg:x2="22cm" svg:y2="13.5cm" draw:start-shape="id26" draw:start-glue-point="2" draw:end-shape="id27" draw:end-glue-point="4" svg:d="m20750 12500c0 750 1250 250 1250 1000">
          <text:p/>
        </draw:connector>
        <draw:custom-shape draw:style-name="gr1" draw:text-style-name="P1" draw:id="id28" draw:layer="layout" svg:width="5.5cm" svg:height="2.5cm" svg:x="29.5cm" svg:y="10cm">
          <text:p text:style-name="P1">pouss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5.5cm" svg:y1="16.5cm" svg:x2="29.5cm" svg:y2="11.25cm" draw:start-shape="id27" draw:start-glue-point="7" draw:end-shape="id28" draw:end-glue-point="3" svg:d="m25500 16500c3001 0 1002-5250 4000-5250">
          <text:p/>
        </draw:connector>
        <draw:custom-shape draw:style-name="gr1" draw:text-style-name="P1" draw:id="id29" draw:layer="layout" svg:width="5.5cm" svg:height="2cm" svg:x="30cm" svg:y="14.5cm">
          <text:p text:style-name="P1">ramass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5.5cm" svg:y1="16.5cm" svg:x2="30cm" svg:y2="15.5cm" draw:start-shape="id27" draw:start-glue-point="7" draw:end-shape="id29" draw:end-glue-point="3" svg:d="m25500 16500c3376 0 1127-1000 4500-1000">
          <text:p/>
        </draw:connector>
        <draw:custom-shape draw:style-name="gr1" draw:text-style-name="P1" draw:id="id30" draw:layer="layout" svg:width="6.5cm" svg:height="2.5cm" svg:x="35cm" svg:y="12cm">
          <text:p text:style-name="P1">Pas ple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curve" svg:x1="35.5cm" svg:y1="15.5cm" svg:x2="38.25cm" svg:y2="14.5cm" draw:start-shape="id29" draw:start-glue-point="1" draw:end-shape="id30" draw:end-glue-point="6" svg:d="m35500 15500c1834 0 2750-333 2750-1000">
          <text:p/>
        </draw:connector>
        <draw:connector draw:style-name="gr3" draw:text-style-name="P1" draw:layer="layout" draw:type="curve" svg:x1="38.25cm" svg:y1="12cm" svg:x2="34.25cm" svg:y2="4.5cm" draw:start-shape="id30" draw:start-glue-point="4" draw:end-shape="id8" draw:end-glue-point="2" svg:d="m38250 12000c0-5625-4000-1875-4000-7500">
          <text:p/>
        </draw:connector>
        <draw:connector draw:style-name="gr3" draw:text-style-name="P1" draw:layer="layout" draw:type="curve" svg:x1="35.5cm" svg:y1="15.5cm" svg:x2="21.25cm" svg:y2="26cm" draw:start-shape="id29" draw:start-glue-point="1" draw:end-shape="id18" draw:end-glue-point="4" svg:d="m35500 15500c751 0 626 2875-3124 3719s-11126-344-11126 6781">
          <text:p/>
        </draw:connector>
        <draw:connector draw:style-name="gr3" draw:text-style-name="P1" draw:layer="layout" draw:type="curve" svg:x1="32.25cm" svg:y1="10cm" svg:x2="34.25cm" svg:y2="4.5cm" draw:start-shape="id28" draw:start-glue-point="0" draw:end-shape="id8" draw:end-glue-point="2" svg:d="m32250 10000c0-4125 2000-1375 2000-5500">
          <text:p/>
        </draw:connector>
        <draw:custom-shape draw:style-name="gr1" draw:text-style-name="P1" draw:id="id27" draw:layer="layout" svg:width="7cm" svg:height="6cm" svg:x="18.5cm" svg:y="13.5cm">
          <text:p text:style-name="P1">Objet != mur</text:p>
          <text:p text:style-name="P1">&amp;&amp;</text:p>
          <text:p text:style-name="P1">Couleur adverse</text:p>
          <text:p text:style-name="P1">&amp;&amp;</text:p>
          <text:p text:style-name="P1">Pas ple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2" draw:style-name="dp1" draw:master-page-name="Standard">
        <draw:custom-shape draw:style-name="gr1" draw:text-style-name="P1" draw:id="id32" draw:layer="layout" svg:width="6.5cm" svg:height="2cm" svg:x="-14cm" svg:y="-1cm">
          <text:p text:style-name="P1">Deplacement</text:p>
          <draw:enhanced-geometry svg:viewBox="0 0 21600 21600" draw:type="rectangle" draw:enhanced-path="M 0 0 L 21600 0 21600 21600 0 21600 0 0 Z N"/>
        </draw:custom-shape>
        <draw:custom-shape draw:style-name="gr1" draw:text-style-name="P1" draw:id="id31" draw:layer="layout" svg:width="4cm" svg:height="3.5cm" svg:x="-21cm" svg:y="-1.5cm">
          <text:p text:style-name="P1">ci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-17cm" svg:y1="0.25cm" svg:x2="-14cm" svg:y2="0cm" draw:start-shape="id31" draw:start-glue-point="10" draw:end-shape="id32" draw:end-glue-point="3" svg:d="m-17000 250c2251 0 752-250 3000-250">
          <text:p/>
        </draw:connector>
        <draw:connector draw:style-name="gr3" draw:text-style-name="P1" draw:layer="layout" draw:type="curve" svg:x1="-7.5cm" svg:y1="0cm" svg:x2="-2cm" svg:y2="-0.5cm" draw:start-shape="id32" draw:start-glue-point="1" draw:end-shape="id33" draw:end-glue-point="3" svg:d="m-7500 0c4126 0 1377-500 5500-500">
          <text:p/>
        </draw:connector>
        <draw:custom-shape draw:style-name="gr2" draw:text-style-name="P1" draw:id="id33" draw:layer="layout" svg:width="8.5cm" svg:height="2cm" svg:x="-2cm" svg:y="-1.5cm">
          <text:p text:style-name="P1">Interruption : objet detected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.25cm" svg:y1="0.5cm" svg:x2="3.5cm" svg:y2="2.5cm" draw:start-shape="id33" draw:start-glue-point="2" draw:end-shape="id34" draw:end-glue-point="4" svg:d="m2250 500c0 1500 1250 500 1250 2000">
          <text:p/>
        </draw:connector>
        <draw:custom-shape draw:style-name="gr1" draw:text-style-name="P1" draw:id="id35" draw:layer="layout" svg:width="5.5cm" svg:height="2.5cm" svg:x="11cm" svg:y="-2cm">
          <text:p text:style-name="P1">pouss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7cm" svg:y1="5.5cm" svg:x2="11cm" svg:y2="-0.75cm" draw:start-shape="id34" draw:start-glue-point="7" draw:end-shape="id35" draw:end-glue-point="3" svg:d="m7000 5500c3001 0 1002-6250 4000-6250">
          <text:p/>
        </draw:connector>
        <draw:custom-shape draw:style-name="gr1" draw:text-style-name="P1" draw:id="id36" draw:layer="layout" svg:width="5.5cm" svg:height="2cm" svg:x="11.5cm" svg:y="2.5cm">
          <text:p text:style-name="P1">ramass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7cm" svg:y1="5.5cm" svg:x2="11.5cm" svg:y2="3.5cm" draw:start-shape="id34" draw:start-glue-point="7" draw:end-shape="id36" draw:end-glue-point="3" svg:d="m7000 5500c3376 0 1127-2000 4500-2000">
          <text:p/>
        </draw:connector>
        <draw:custom-shape draw:style-name="gr1" draw:text-style-name="P1" draw:id="id37" draw:layer="layout" svg:width="6.5cm" svg:height="2.5cm" svg:x="20.5cm" svg:y="0.5cm">
          <text:p text:style-name="P1">Pas ple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curve" svg:x1="17cm" svg:y1="3.5cm" svg:x2="23.75cm" svg:y2="3cm" draw:start-shape="id36" draw:start-glue-point="1" draw:end-shape="id37" draw:end-glue-point="6" svg:d="m17000 3500c2625 0 2187 1 3218 64s3532 189 3532-564">
          <text:p/>
        </draw:connector>
        <draw:connector draw:style-name="gr3" draw:text-style-name="P1" draw:layer="layout" draw:type="curve" svg:x1="17cm" svg:y1="3.5cm" svg:x2="22cm" svg:y2="8.25cm" draw:start-shape="id36" draw:start-glue-point="1" draw:end-shape="id38" draw:end-glue-point="5" svg:d="m17000 3500c3750 0 1250 4750 5000 4750">
          <text:p/>
        </draw:connector>
        <draw:custom-shape draw:style-name="gr1" draw:text-style-name="P1" draw:id="id34" draw:layer="layout" svg:width="7cm" svg:height="6cm" svg:x="0cm" svg:y="2.5cm">
          <text:p text:style-name="P1">Objet != mur</text:p>
          <text:p text:style-name="P1">&amp;&amp;</text:p>
          <text:p text:style-name="P1">Couleur adverse</text:p>
          <text:p text:style-name="P1">&amp;&amp;</text:p>
          <text:p text:style-name="P1">Pas ple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curve" svg:x1="13.75cm" svg:y1="-2cm" svg:x2="17.219cm" svg:y2="-3.219cm" draw:start-shape="id35" draw:start-glue-point="0" draw:end-shape="id39" draw:end-glue-point="7" svg:d="m13750-2000c0-813 1156-1219 3469-1219">
          <text:p/>
        </draw:connector>
        <draw:custom-shape draw:style-name="gr4" draw:text-style-name="P1" draw:id="id39" draw:layer="layout" svg:width="1.5cm" svg:height="1.5cm" svg:x="17cm" svg:y="-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7cm" svg:y1="-3.75cm" svg:x2="-10.75cm" svg:y2="-1cm" draw:start-shape="id39" draw:start-glue-point="6" draw:end-shape="id32" draw:end-glue-point="0" svg:d="m17000-3750c-18500 0-27750 916-27750 2750">
          <text:p/>
        </draw:connector>
        <draw:connector draw:style-name="gr3" draw:text-style-name="P1" draw:layer="layout" draw:type="curve" svg:x1="23.75cm" svg:y1="0.5cm" svg:x2="18.5cm" svg:y2="-3.75cm" draw:start-shape="id37" draw:start-glue-point="4" draw:end-shape="id39" draw:end-glue-point="10" svg:d="m23750 500c0-2834-1750-4250-5250-4250">
          <text:p/>
        </draw:connector>
        <draw:custom-shape draw:style-name="gr1" draw:text-style-name="P1" draw:id="id38" draw:layer="layout" svg:width="5cm" svg:height="3.5cm" svg:x="22cm" svg:y="6.5cm">
          <text:p text:style-name="P1">ple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40" draw:layer="layout" svg:width="6.5cm" svg:height="3cm" svg:x="31cm" svg:y="7.5cm">
          <text:p text:style-name="P1">dépos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7cm" svg:y1="8.25cm" svg:x2="31cm" svg:y2="9cm" draw:start-shape="id38" draw:start-glue-point="7" draw:end-shape="id40" svg:d="m27000 8250c3001 0 1002 750 4000 7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homas </meta:initial-creator>
    <meta:creation-date>2011-03-26T01:03:59</meta:creation-date>
    <dc:date>2011-03-26T01:39:52</dc:date>
    <dc:creator>Thomas </dc:creator>
    <meta:editing-duration>PT00H35M55S</meta:editing-duration>
    <meta:editing-cycles>9</meta:editing-cycles>
    <meta:generator>OpenOffice.org/3.2$Unix OpenOffice.org_project/320m12$Build-9483</meta:generator>
    <meta:document-statistic meta:object-count="90"/>
  </office:meta>
</office:document-meta>
</file>